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759ee2bb0" style:family="table" style:master-page-name="ta-mp-0x7fc759ee2bb0">
      <style:table-properties table:display="true" style:writing-mode="lr-tb"/>
    </style:style>
    <style:style style:name="ta-0x7fc759ee2da0" style:family="table" style:master-page-name="ta-mp-0x7fc759ee2da0">
      <style:table-properties table:display="true" style:writing-mode="lr-tb"/>
    </style:style>
    <style:style style:name="ta-0x7fc75b51e040" style:family="table" style:master-page-name="ta-mp-0x7fc75b51e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759efdee0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e008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d3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d4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d5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9.00pt" style:use-optimal-column-width="true"/>
    </style:style>
    <style:style style:name="ACOL-2" style:family="table-column">
      <style:table-column-properties style:column-width="46.50pt" style:use-optimal-column-width="true"/>
    </style:style>
    <style:style style:name="ACOL-3" style:family="table-column">
      <style:table-column-properties style:column-width="79.50pt" style:use-optimal-column-width="true"/>
    </style:style>
    <style:style style:name="ACOL-4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7fc759ee2bb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253"/>
        <table:table-row table:style-name="AROW-1">
          <table:table-cell table:style-name="ACE-0x7fc759efdee0" office:value-type="string">
            <text:p>nom</text:p>
          </table:table-cell>
          <table:table-cell table:style-name="ACE-0x7fc759efdee0" office:value-type="string">
            <text:p>prénom</text:p>
          </table:table-cell>
          <table:table-cell table:style-name="ACE-0x7fc759efdee0" office:value-type="string">
            <text:p>date_naissance</text:p>
          </table:table-cell>
          <table:table-cell table:number-columns-repeated="253" table:style-name="Gnumeric-default"/>
        </table:table-row>
        <table:table-row table:style-name="AROW-1">
          <table:table-cell table:style-name="ACE-0x7fc759efe008" office:value-type="string">
            <text:p>Kubrick</text:p>
          </table:table-cell>
          <table:table-cell table:style-name="ACE-0x7fc759efe008" office:value-type="string">
            <text:p>Stanley</text:p>
          </table:table-cell>
          <table:table-cell table:style-name="ACE-0x7fc759efe008" office:value-type="float" office:value="1928">
            <text:p>1928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Spielberg</text:p>
          </table:table-cell>
          <table:table-cell table:style-name="Gnumeric-default" office:value-type="string">
            <text:p>Steven</text:p>
          </table:table-cell>
          <table:table-cell table:style-name="Gnumeric-default" office:value-type="float" office:value="1946">
            <text:p>1946</text:p>
          </table:table-cell>
          <table:table-cell table:number-columns-repeated="253" table:style-name="Gnumeric-default"/>
        </table:table-row>
        <table:table-row table:style-name="AROW-1">
          <table:table-cell table:style-name="ACE-0x7fc759efe008" office:value-type="string">
            <text:p>Eastwood</text:p>
          </table:table-cell>
          <table:table-cell table:style-name="ACE-0x7fc759efe008" office:value-type="string">
            <text:p>Clint</text:p>
          </table:table-cell>
          <table:table-cell table:style-name="ACE-0x7fc759efe008" office:value-type="float" office:value="1930">
            <text:p>1930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Cumberbatch</text:p>
          </table:table-cell>
          <table:table-cell table:style-name="Gnumeric-default" office:value-type="string">
            <text:p>Benedict</text:p>
          </table:table-cell>
          <table:table-cell table:style-name="Gnumeric-default" office:value-type="float" office:value="1976">
            <text:p>1976</text:p>
          </table:table-cell>
          <table:table-cell table:number-columns-repeated="253" table:style-name="Gnumeric-default"/>
        </table:table-row>
        <table:table-row table:style-name="AROW-1">
          <table:table-cell table:style-name="ACE-0x7fc759efe008" office:value-type="string">
            <text:p>Freeman</text:p>
          </table:table-cell>
          <table:table-cell table:style-name="ACE-0x7fc759efe008" office:value-type="string">
            <text:p>Martin</text:p>
          </table:table-cell>
          <table:table-cell table:style-name="ACE-0x7fc759efe008" office:value-type="float" office:value="1971">
            <text:p>1971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Leone</text:p>
          </table:table-cell>
          <table:table-cell table:style-name="Gnumeric-default" office:value-type="string">
            <text:p>Sergio</text:p>
          </table:table-cell>
          <table:table-cell table:style-name="Gnumeric-default" office:value-type="float" office:value="1929">
            <text:p>1929</text:p>
          </table:table-cell>
          <table:table-cell table:number-columns-repeated="253" table:style-name="Gnumeric-default"/>
        </table:table-row>
        <table:table-row table:style-name="AROW-1">
          <table:table-cell table:style-name="ACE-0x7fc759efe008" office:value-type="string">
            <text:p>McGuigan</text:p>
          </table:table-cell>
          <table:table-cell table:style-name="ACE-0x7fc759efe008" office:value-type="string">
            <text:p>Paul</text:p>
          </table:table-cell>
          <table:table-cell table:style-name="ACE-0x7fc759efe008" office:value-type="float" office:value="1963">
            <text:p>1963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Sellers</text:p>
          </table:table-cell>
          <table:table-cell table:style-name="Gnumeric-default" office:value-type="string">
            <text:p>Peter</text:p>
          </table:table-cell>
          <table:table-cell table:style-name="Gnumeric-default" office:value-type="float" office:value="1925">
            <text:p>1925</text:p>
          </table:table-cell>
          <table:table-cell table:number-columns-repeated="253" table:style-name="Gnumeric-default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3" gnm:cursor-row="12">
          <gnm:selection gnm:start-col="3" gnm:start-row="12" gnm:end-col="3" gnm:end-row="12"/>
        </gnm:selections>
      </table:table>
      <table:table table:name="Feuille2" table:style-name="ta-0x7fc759ee2da0" table:print="true">
        <office:forms form:automatic-focus="false" form:apply-design-mode="false">
          <form:form/>
        </office:forms>
        <table:table-column table:default-cell-style-name="ACE-0x7fc759efd478" table:style-name="ACOL-0"/>
        <table:table-column table:default-cell-style-name="ACE-0x7fc759efd47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3" table:style-name="ta-0x7fc75b51e040" table:print="true">
        <office:forms form:automatic-focus="false" form:apply-design-mode="false">
          <form:form/>
        </office:forms>
        <table:table-column table:default-cell-style-name="ACE-0x7fc759efd5a0" table:style-name="ACOL-0"/>
        <table:table-column table:default-cell-style-name="ACE-0x7fc759efd5a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75a07a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a9e9e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aa2c8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c759ee2bb0" style:display-name="Feuille1" style:page-layout-name="pl-0x7fc75a07a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9ee2da0" style:display-name="Feuille2" style:page-layout-name="pl-0x7fc75a9e9e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b51e040" style:display-name="Feuille3" style:page-layout-name="pl-0x7fc75aa2c8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3T14:22:32Z</dc:date>
    <meta:creation-date>2016-03-23T14:15:42Z</meta:creation-date>
    <meta:generator>gnumeric/1.12.9</meta:generator>
  </office:meta>
</office:document-meta>
</file>